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275cm" fo:min-width="3.568cm"/>
    </style:style>
    <style:style style:name="gr2" style:family="graphic" style:parent-style-name="standard">
      <style:graphic-properties draw:fill="solid" draw:fill-color="#00b8ff" draw:opacity="60%" draw:textarea-horizontal-align="justify" draw:textarea-vertical-align="middle" draw:auto-grow-height="false" draw:shadow-opacity="60%"/>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marker-start="Circle" draw:marker-start-width="0.3cm" draw:marker-end="Half_20_Circle_20_unfilled" draw:marker-end-width="0.3cm" draw:textarea-vertical-align="middle"/>
    </style:style>
    <style:style style:name="gr6" style:family="graphic" style:parent-style-name="standard">
      <style:graphic-properties draw:marker-start="" draw:marker-start-width="0.3cm" draw:marker-end="Circle"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9pt" fo:font-weight="bold" style:font-size-asian="9pt" style:font-weight-asian="bold" style:font-size-complex="9pt" style:font-weight-complex="bold"/>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609cm" svg:height="0.607cm" svg:x="10.378cm" svg:y="3.822cm">
          <draw:text-box>
            <text:p text:style-name="P1"><text:span text:style-name="T1">Static Analysis Tool</text:span></text:p>
          </draw:text-box>
        </draw:frame>
        <draw:custom-shape draw:style-name="gr2" draw:text-style-name="P1" draw:layer="layout" svg:width="7.968cm" svg:height="7.158cm" svg:x="9.23cm" svg:y="3.846cm">
          <text:p/>
          <draw:enhanced-geometry svg:viewBox="0 0 21600 21600" draw:mirror-horizontal="false" draw:mirror-vertical="false" draw:type="rectangle" draw:enhanced-path="M 0 0 L 21600 0 21600 21600 0 21600 0 0 Z N"/>
        </draw:custom-shape>
        <draw:custom-shape draw:style-name="gr3" draw:text-style-name="P3" draw:layer="layout" svg:width="3.475cm" svg:height="1.934cm" svg:x="9.577cm" svg:y="8.504cm">
          <text:p text:style-name="P1"><text:span text:style-name="T2">Setup extended </text:span></text:p>
          <text:p text:style-name="P1"><text:span text:style-name="T2">Jif classe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draw:layer="layout" svg:width="3.475cm" svg:height="1.934cm" svg:x="13.308cm" svg:y="8.504cm">
          <text:p text:style-name="P1"><text:span text:style-name="T2">Android Soures</text:span></text:p>
          <text:p text:style-name="P1"><text:span text:style-name="T2">And sink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3" draw:layer="layout" svg:width="2.68cm" svg:height="2.366cm" svg:x="11.663cm" svg:y="4.625cm">
          <text:p text:style-name="P3"><text:span text:style-name="T2">Checking</text:span></text:p>
          <text:p text:style-name="P3"><text:span text:style-name="T2">Rules</text:span></text:p>
          <text:p text:style-name="P3"><text:span text:style-name="T2">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1.349cm" svg:y1="8.466cm" svg:x2="11.328cm" svg:y2="7.92cm">
          <text:p/>
        </draw:line>
        <draw:line draw:style-name="gr6" draw:text-style-name="P1" draw:layer="layout" svg:x1="12.026cm" svg:y1="6.975cm" svg:x2="11.244cm" svg:y2="7.937cm">
          <text:p/>
        </draw:line>
        <draw:line draw:style-name="gr5" draw:text-style-name="P1" draw:layer="layout" svg:x1="14.929cm" svg:y1="8.524cm" svg:x2="14.908cm" svg:y2="7.978cm">
          <text:p/>
        </draw:line>
        <draw:line draw:style-name="gr6" draw:text-style-name="P1" draw:layer="layout" svg:x1="14.036cm" svg:y1="7.007cm" svg:x2="14.972cm" svg:y2="8.00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quare" svg:viewBox="0 0 10 10" svg:d="m0 0h10v10h-1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CO"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8-25T07:42:03</meta:creation-date>
    <dc:date>2014-11-12T19:00:07</dc:date>
    <meta:editing-duration>PT1H1M15S</meta:editing-duration>
    <meta:editing-cycles>9</meta:editing-cycles>
    <meta:generator>LibreOffice/3.5$Linux_X86_64 LibreOffice_project/350m1$Build-2</meta:generator>
    <meta:document-statistic meta:object-count="9"/>
  </office:meta>
</office:document-meta>
</file>